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Times New Roman" fo:font-size="14.0pt"/>
    </style:style>
    <style:style style:name="P2" style:family="paragraph" style:parent-style-name="Standard">
      <style:paragraph-properties fo:margin-bottom="0.0833in" fo:text-align="center">
        <style:tab-stops>
          <style:tab-stop style:position="3.2500in"/>
          <style:tab-stop style:position="6.5000in"/>
        </style:tab-stops>
      </style:paragraph-properties>
      <style:text-properties style:font-name="Times New Roman" fo:font-size="14.0pt"/>
    </style:style>
    <style:style style:name="P3" style:family="paragraph" style:parent-style-name="Standard">
      <style:paragraph-properties fo:margin-bottom="0.1667in" fo:text-align="center"/>
      <style:text-properties style:font-name="Times" fo:font-size="16.0pt"/>
    </style:style>
    <style:style style:name="P4" style:family="paragraph" style:parent-style-name="Standard">
      <style:paragraph-properties fo:text-align="center" style:line-height-at-least="0.3118in"/>
      <style:text-properties style:font-name="Times New Roman" fo:font-size="14.0pt"/>
    </style:style>
    <style:style style:name="P5" style:family="paragraph" style:parent-style-name="Standard">
      <style:paragraph-properties fo:margin-top="0.1667in"/>
      <style:text-properties style:font-name="Times" fo:font-size="14.0pt"/>
    </style:style>
    <style:style style:name="P6" style:family="paragraph" style:parent-style-name="Standard">
      <style:paragraph-properties fo:margin-bottom="0.0833in"/>
      <style:text-properties style:font-name="Times New Roman" fo:font-size="12.0pt"/>
    </style:style>
    <style:style style:name="P7" style:family="paragraph" style:parent-style-name="Standard">
      <style:paragraph-properties fo:margin-bottom="0.0833in" fo:margin-left="0.5000in" fo:text-indent="-0.5000in">
        <style:tab-stops>
          <style:tab-stop style:position="0.1528in"/>
          <style:tab-stop style:position="0.5000in"/>
        </style:tab-stops>
      </style:paragraph-properties>
      <style:text-properties style:font-name="Times New Roman" fo:font-size="12.0pt"/>
    </style:style>
    <style:style style:name="P8" style:family="paragraph" style:parent-style-name="Standard">
      <style:paragraph-properties fo:margin-bottom="0.0833in">
        <style:tab-stops>
          <style:tab-stop style:position="0.5000in"/>
        </style:tab-stops>
      </style:paragraph-properties>
      <style:text-properties style:font-name="Times New Roman" fo:font-size="12.0pt"/>
    </style:style>
    <style:style style:name="P9" style:family="paragraph" style:parent-style-name="Standard">
      <style:paragraph-properties fo:margin-bottom="0.0833in" fo:text-align="center"/>
      <style:text-properties style:font-name="Times New Roman" fo:font-size="12.0pt"/>
    </style:style>
    <style:style style:name="P10" style:family="paragraph" style:parent-style-name="Standard">
      <style:paragraph-properties fo:margin-bottom="0.0833in"/>
      <style:text-properties style:font-name="Times New Roman" fo:font-size="14.0pt"/>
    </style:style>
    <style:style style:name="P11" style:family="paragraph" style:parent-style-name="Standard">
      <style:paragraph-properties fo:margin-top="0.1667in" fo:margin-bottom="0.0417in"/>
      <style:text-properties style:font-name="Times" fo:font-size="13.0pt"/>
    </style:style>
    <style:style style:name="P12" style:family="paragraph" style:parent-style-name="Standard">
      <style:paragraph-properties fo:margin-bottom="0.0833in"/>
      <style:text-properties style:font-name="Times" fo:font-size="13.0pt"/>
    </style:style>
    <style:style style:name="T1" style:family="text">
      <style:text-properties fo:font-weight="bold" fo:font-weight-asian="bold" fo:font-weight-complex="bold" fo:letter-spacing="0.0000in"/>
    </style:style>
    <style:style style:name="T2" style:family="text">
      <style:text-properties fo:font-weight="bold" fo:font-weight-asian="bold" fo:font-weight-complex="bold"/>
    </style:style>
    <style:style style:name="T3" style:family="text">
      <style:text-properties fo:font-style="italic" fo:font-style-asian="italic" fo:font-style-complex="italic" fo:font-weight="bold" fo:font-weight-asian="bold" fo:font-weight-complex="bold" style:text-underline-style="solid"/>
    </style:style>
    <style:style style:name="T4" style:family="text">
      <style:text-properties fo:letter-spacing="0.0000in"/>
    </style:style>
    <style:style style:name="T5" style:family="text">
      <style:text-properties fo:font-style="italic" fo:font-style-asian="italic" fo:font-style-complex="italic" fo:font-weight="bold" fo:font-weight-asian="bold" fo:font-weight-complex="bold" style:text-underline-style="solid" fo:letter-spacing="0.0000in"/>
    </style:style>
    <style:style style:name="T6" style:family="text">
      <style:text-properties style:font-name="Times"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style>
  </office:automatic-styles>
  <office:body>
    <office:text>
      <text:p text:style-name="P1"><text:span text:style-name="T1">Western Washington University – CSCI Department</text:span></text:p>
      <text:p text:style-name="P2"><text:span text:style-name="T1">CSCI 330 Database Systems</text:span></text:p>
      <text:p text:style-name="P3"><text:span text:style-name="T2">SURLY II Report</text:span></text:p>
      <text:p text:style-name="P4"><text:span text:style-name="T1">Chris Daw and Gaea Turman</text:span></text:p>
      <text:p text:style-name="P5"><text:span text:style-name="T3">Who is on your team and what's the division of labor?</text:span></text:p>
      <text:p text:style-name="P6"><text:span text:style-name="T4">Chris Daw:</text:span></text:p>
      <text:list text:style-name="L1">
        <text:list-item>
          <text:p text:style-name="P7"><text:span text:style-name="T4">Code formatting, class structure, and object oriented guru</text:span></text:p>
        </text:list-item>
        <text:list-item>
          <text:p text:style-name="P7"><text:span text:style-name="T4">Implemented RELATION, PRINT</text:span></text:p>
        </text:list-item>
      </text:list>
      <text:p text:style-name="P6"><text:span text:style-name="T4">Gaea Turman:</text:span></text:p>
      <text:list text:style-name="L1">
        <text:list-item>
          <text:p text:style-name="P7"><text:span text:style-name="T4">Program logic queen</text:span></text:p>
        </text:list-item>
        <text:list-item>
          <text:p text:style-name="P7"><text:span text:style-name="T4">Implemented INSERT, DESTROY, DELETE</text:span></text:p>
        </text:list-item>
      </text:list>
      <text:p text:style-name="P8"><text:span text:style-name="T4"/></text:p>
      <text:p text:style-name="P8"><text:span text:style-name="T4">-Paired/Joint Programming for much of the regex, parts of WHERE, JOIN, and error print/code cleanup.</text:span></text:p>
      <text:p text:style-name="P5"><text:span text:style-name="T3">What programming language did you select and why?</text:span></text:p>
      <text:p text:style-name="P6"><text:span text:style-name="T4">Java because neither of us knew C# nor did we want to learn a whole new language for a programming assignment.</text:span></text:p>
      <text:p text:style-name="P5"><text:span text:style-name="T3">List libraries or programming language features you made use of?</text:span></text:p>
      <text:list text:style-name="L1">
        <text:list-item>
          <text:p text:style-name="P7"><text:span text:style-name="T4">java.util.{ArrayList,regex}</text:span></text:p>
        </text:list-item>
        <text:list-item>
          <text:p text:style-name="P7"><text:span text:style-name="T4">java.io.{File, InputStream}</text:span></text:p>
        </text:list-item>
        <text:list-item>
          <text:p text:style-name="P7"><text:span text:style-name="T4">javax.xml (XML parsing and writing)</text:span></text:p>
        </text:list-item>
        <text:list-item>
          <text:p text:style-name="P7"><text:span text:style-name="T4">org.w3c.dom (XML dom stuff)</text:span></text:p>
        </text:list-item>
      </text:list>
      <text:p text:style-name="P5"><text:span text:style-name="T3">Deliverables</text:span></text:p>
      <table:table table:name="Table1" table:style-name="Table1">
        <table:table-column table:style-name="TableColumn1"/>
        <table:table-column table:style-name="TableColumn1"/>
        <table:table-row>
          <table:table-cell table:style-name="TableCell1">
            <text:p text:style-name="P6"><text:span text:style-name="T1">Checklist of deliverables</text:span></text:p>
          </table:table-cell>
          <table:table-cell table:style-name="TableCell1">
            <text:p text:style-name="P6"><text:span text:style-name="T1"/></text:p>
          </table:table-cell>
        </table:table-row>
        <table:table-row>
          <table:table-cell table:style-name="TableCell1">
            <text:p text:style-name="P6"><text:span text:style-name="T4">Hardcopy of <text:s/>This writeup</text:span></text:p>
          </table:table-cell>
          <table:table-cell table:style-name="TableCell1">
            <text:p text:style-name="P9"><text:span text:style-name="T4">I</text:span></text:p>
          </table:table-cell>
        </table:table-row>
        <table:table-row>
          <table:table-cell table:style-name="TableCell1">
            <text:p text:style-name="P6"><text:span text:style-name="T4">Zip file containing</text:span></text:p>
          </table:table-cell>
          <table:table-cell table:style-name="TableCell1">
            <text:p text:style-name="P9"><text:span text:style-name="T4">I</text:span></text:p>
          </table:table-cell>
        </table:table-row>
        <table:table-row>
          <table:table-cell table:style-name="TableCell1">
            <text:p text:style-name="P6"><text:span text:style-name="T4"><text:s text:c="2"/>This writeup</text:span></text:p>
          </table:table-cell>
          <table:table-cell table:style-name="TableCell1">
            <text:p text:style-name="P9"><text:span text:style-name="T4">I</text:span></text:p>
          </table:table-cell>
        </table:table-row>
        <table:table-row>
          <table:table-cell table:style-name="TableCell1">
            <text:p text:style-name="P6"><text:span text:style-name="T4"><text:s text:c="2"/>Test cases showing input/output</text:span></text:p>
          </table:table-cell>
          <table:table-cell table:style-name="TableCell1">
            <text:p text:style-name="P9"><text:span text:style-name="T4">I</text:span></text:p>
          </table:table-cell>
        </table:table-row>
        <table:table-row>
          <table:table-cell table:style-name="TableCell1">
            <text:p text:style-name="P6"><text:span text:style-name="T4"><text:s text:c="2"/>Source code</text:span></text:p>
          </table:table-cell>
          <table:table-cell table:style-name="TableCell1">
            <text:p text:style-name="P9"><text:span text:style-name="T4">I</text:span></text:p>
          </table:table-cell>
        </table:table-row>
        <table:table-row>
          <table:table-cell table:style-name="TableCell1">
            <text:p text:style-name="P6"><text:span text:style-name="T4"><text:s text:c="2"/>README.TXT *</text:span></text:p>
          </table:table-cell>
          <table:table-cell table:style-name="TableCell1">
            <text:p text:style-name="P9"><text:span text:style-name="T4">I</text:span></text:p>
          </table:table-cell>
        </table:table-row>
      </table:table>
      <text:p text:style-name="P10"><text:span text:style-name="T5"/></text:p>
      <text:p text:style-name="P5"><text:span text:style-name="T3">Coverage - Did you complete all of SURLY Part II - what is missing?</text:span></text:p>
      <table:table table:name="Table2" table:style-name="Table1">
        <table:table-column table:style-name="TableColumn1"/>
        <table:table-column table:style-name="TableColumn1"/>
        <table:table-column table:style-name="TableColumn1"/>
        <table:table-row>
          <table:table-cell table:style-name="TableCell1">
            <text:p text:style-name="P9"><text:span text:style-name="T1">version</text:span></text:p>
          </table:table-cell>
          <table:table-cell table:style-name="TableCell1">
            <text:p text:style-name="P6"><text:span text:style-name="T1">Feature</text:span></text:p>
          </table:table-cell>
          <table:table-cell table:style-name="TableCell1">
            <text:p text:style-name="P6"><text:span text:style-name="T1">Covered/Comment</text:span></text:p>
          </table:table-cell>
        </table:table-row>
        <table:table-row>
          <table:table-cell table:style-name="TableCell1">
            <text:p text:style-name="P9"><text:span text:style-name="T4">I</text:span></text:p>
          </table:table-cell>
          <table:table-cell table:style-name="TableCell1">
            <text:p text:style-name="P6"><text:span text:style-name="T4">Relation</text:span></text:p>
          </table:table-cell>
          <table:table-cell table:style-name="TableCell1">
            <text:p text:style-name="P6"><text:span text:style-name="T4">Implemented</text:span></text:p>
          </table:table-cell>
        </table:table-row>
        <table:table-row>
          <table:table-cell table:style-name="TableCell1">
            <text:p text:style-name="P9"><text:span text:style-name="T4">I</text:span></text:p>
          </table:table-cell>
          <table:table-cell table:style-name="TableCell1">
            <text:p text:style-name="P6"><text:span text:style-name="T4">Insert</text:span></text:p>
          </table:table-cell>
          <table:table-cell table:style-name="TableCell1">
            <text:p text:style-name="P6"><text:span text:style-name="T4">Implemented</text:span></text:p>
          </table:table-cell>
        </table:table-row>
        <table:table-row>
          <table:table-cell table:style-name="TableCell1">
            <text:p text:style-name="P9"><text:span text:style-name="T4">I</text:span></text:p>
          </table:table-cell>
          <table:table-cell table:style-name="TableCell1">
            <text:p text:style-name="P6"><text:span text:style-name="T4">Print</text:span></text:p>
          </table:table-cell>
          <table:table-cell table:style-name="TableCell1">
            <text:p text:style-name="P6"><text:span text:style-name="T4">Implemented</text:span></text:p>
          </table:table-cell>
        </table:table-row>
        <table:table-row>
          <table:table-cell table:style-name="TableCell1">
            <text:p text:style-name="P9"><text:span text:style-name="T4">I</text:span></text:p>
          </table:table-cell>
          <table:table-cell table:style-name="TableCell1">
            <text:p text:style-name="P6"><text:span text:style-name="T4">Heap Storage</text:span></text:p>
          </table:table-cell>
          <table:table-cell table:style-name="TableCell1">
            <text:p text:style-name="P6"><text:span text:style-name="T4">Implemented</text:span></text:p>
          </table:table-cell>
        </table:table-row>
        <table:table-row>
          <table:table-cell table:style-name="TableCell1">
            <text:p text:style-name="P9"><text:span text:style-name="T4">I</text:span></text:p>
          </table:table-cell>
          <table:table-cell table:style-name="TableCell1">
            <text:p text:style-name="P6"><text:span text:style-name="T4">Catalog</text:span></text:p>
          </table:table-cell>
          <table:table-cell table:style-name="TableCell1">
            <text:p text:style-name="P6"><text:span text:style-name="T4">Implemented</text:span></text:p>
          </table:table-cell>
        </table:table-row>
        <table:table-row>
          <table:table-cell table:style-name="TableCell1">
            <text:p text:style-name="P9"><text:span text:style-name="T4">I</text:span></text:p>
          </table:table-cell>
          <table:table-cell table:style-name="TableCell1">
            <text:p text:style-name="P6"><text:span text:style-name="T4">Destroy</text:span></text:p>
          </table:table-cell>
          <table:table-cell table:style-name="TableCell1">
            <text:p text:style-name="P6"><text:span text:style-name="T4">Implemented</text:span></text:p>
          </table:table-cell>
        </table:table-row>
        <table:table-row>
          <table:table-cell table:style-name="TableCell1">
            <text:p text:style-name="P9"><text:span text:style-name="T4">II</text:span></text:p>
          </table:table-cell>
          <table:table-cell table:style-name="TableCell1">
            <text:p text:style-name="P6"><text:span text:style-name="T4">Delete where … AND/OR</text:span></text:p>
          </table:table-cell>
          <table:table-cell table:style-name="TableCell1">
            <text:p text:style-name="P6"><text:span text:style-name="T4">Implemented</text:span></text:p>
          </table:table-cell>
        </table:table-row>
        <table:table-row>
          <table:table-cell table:style-name="TableCell1">
            <text:p text:style-name="P9"><text:span text:style-name="T4">II</text:span></text:p>
          </table:table-cell>
          <table:table-cell table:style-name="TableCell1">
            <text:p text:style-name="P6"><text:span text:style-name="T4">Select where … AND/OR</text:span></text:p>
          </table:table-cell>
          <table:table-cell table:style-name="TableCell1">
            <text:p text:style-name="P6"><text:span text:style-name="T4">Implemented</text:span></text:p>
          </table:table-cell>
        </table:table-row>
        <table:table-row>
          <table:table-cell table:style-name="TableCell1">
            <text:p text:style-name="P9"><text:span text:style-name="T4">II</text:span></text:p>
          </table:table-cell>
          <table:table-cell table:style-name="TableCell1">
            <text:p text:style-name="P6"><text:span text:style-name="T4">Project</text:span></text:p>
          </table:table-cell>
          <table:table-cell table:style-name="TableCell1">
            <text:p text:style-name="P6"><text:span text:style-name="T4">Implemented</text:span></text:p>
          </table:table-cell>
        </table:table-row>
        <table:table-row>
          <table:table-cell table:style-name="TableCell1">
            <text:p text:style-name="P9"><text:span text:style-name="T4">II</text:span></text:p>
          </table:table-cell>
          <table:table-cell table:style-name="TableCell1">
            <text:p text:style-name="P6"><text:span text:style-name="T4">Join</text:span></text:p>
          </table:table-cell>
          <table:table-cell table:style-name="TableCell1">
            <text:p text:style-name="P6"><text:span text:style-name="T4">Implemented</text:span></text:p>
          </table:table-cell>
        </table:table-row>
        <table:table-row>
          <table:table-cell table:style-name="TableCell1">
            <text:p text:style-name="P9"><text:span text:style-name="T4">II</text:span></text:p>
          </table:table-cell>
          <table:table-cell table:style-name="TableCell1">
            <text:p text:style-name="P6"><text:span text:style-name="T4">Import/Export, GUI, …</text:span></text:p>
          </table:table-cell>
          <table:table-cell table:style-name="TableCell1">
            <text:p text:style-name="P6"><text:span text:style-name="T4">Import/Export with XML</text:span></text:p>
          </table:table-cell>
        </table:table-row>
      </table:table>
      <text:p text:style-name="P6"><text:span text:style-name="T4"/></text:p>
      <text:p text:style-name="P5"><text:span text:style-name="T3">How did you implement</text:span></text:p>
      <text:list text:style-name="L2">
        <text:list-item>
          <text:p text:style-name="P7"><text:span text:style-name="T2"/><text:span text:style-name="T1">Relations</text:span><text:span text:style-name="T4"><text:s/>– Start by getting the name of the relation the user entered then check that the formatting of the RELATION command is correct. After that, group the attributes into their respective trios and ensure there are enough arguments to have a properly formatted relation and finally create the relation on the database.</text:span></text:p>
        </text:list-item>
        <text:list-item>
          <text:p text:style-name="P7"><text:span text:style-name="T2"/><text:span text:style-name="T1">Tuples</text:span><text:span text:style-name="T4"><text:s/>– We handle tuples by utilizing the LinkedList library in Java. Each Relation object has a variable named </text:span><text:span text:style-name="T6">rows</text:span><text:span text:style-name="T4"><text:s/>which represented all of the rows of a relation table as a linked list of linked lists of type String like so: </text:span><text:span text:style-name="T6">LinkedList&lt;LinkedList&lt;String&gt;&gt; </text:span><text:span text:style-name="T4">and we have functions on the Relation object to get a specific row (tuple) when needed.</text:span></text:p>
        </text:list-item>
        <text:list-item>
          <text:p text:style-name="P7"><text:span text:style-name="T2"/><text:span text:style-name="T1">Attributes</text:span><text:span text:style-name="T4"><text:s/>– We implement Attributes as a very simple objects of type Attribute containing the attribute name, its type, and its size (length). Each Relation object has an ArrayList of Attribute objects that we can check against upon inserts to validate the schema of the Relation is being followed</text:span></text:p>
        </text:list-item>
        <text:list-item>
          <text:p text:style-name="P7"><text:span text:style-name="T2"/><text:span text:style-name="T1">Insert </text:span><text:span text:style-name="T4">– Start by checking that the command is formatted correctly with regex, then get the name of the relation we intend to insert into, and ensure the relation is in the database. With the name of the relation, get the Relation object from the database so we can insert into it. Check that the attributes are properly formatted and use chars and nums properly. Use a utility method to separate the attributes into a LinkedList&lt;String&gt; that we then insert into the Relation object by using its insert() function.</text:span></text:p>
        </text:list-item>
        <text:list-item>
          <text:p text:style-name="P7"><text:span text:style-name="T2"/><text:span text:style-name="T1">Catalog</text:span><text:span text:style-name="T4"><text:s/>– Our catalog exists as a linked list of CatalogEntry objects where each CatalogEntry contains the name of a relation and its list of attributes. This separates it from the database so that users cannot CREATE, INSERT, DESTROY, or DELETE the catalog from the database. It has its own separate toString() function so that it is not confused with actual Relation objects when printing the catalog.</text:span></text:p>
        </text:list-item>
        <text:list-item>
          <text:p text:style-name="P7"><text:span text:style-name="T2"/><text:span text:style-name="T1">Destroy</text:span><text:span text:style-name="T4"><text:s/>– Check to see if the command is formatted properly, get the name of the relation we are going to destroy, check if it’s in the database, and if it is, retrieve its Relation object and corresponding CatalogEntry. With these objects, we can use Database’s destroyRelation() and destroyCatEntry() functions to remove the specified Relation and CatalogEntry from the database and catalog respectively.</text:span></text:p>
        </text:list-item>
        <text:list-item>
          <text:p text:style-name="P7"><text:span text:style-name="T2"/><text:span text:style-name="T1">Delete </text:span><text:span text:style-name="T4">– Check the formatting of the command, get the relation’s name we are going to delete, check to see if it’s in the database, and if it is then get the Relation object for that relation name from the database. With that we call the Relation object’s clearRelation() function which just removes all the entries in the Relation’s rows variable;</text:span></text:p>
        </text:list-item>
        <text:list-item>
          <text:p text:style-name="P7"><text:span text:style-name="T2"/><text:span text:style-name="T1">Select</text:span><text:span text:style-name="T4"><text:s/>–</text:span><text:span text:style-name="T1"><text:s/></text:span><text:span text:style-name="T4">Check that the formatting of the command is correct and the relation being selected from exists in the database or as a temporary variable before continuing. Calls where() (see below) to get the rows that match the where conditions in the command and then creates a temporary relation with an overridden constructor in the Relation class.</text:span></text:p>
        </text:list-item>
        <text:list-item>
          <text:p text:style-name="P7"><text:span text:style-name="T2"/><text:span text:style-name="T1">Where</text:span><text:span text:style-name="T4"><text:s/>– From the commands that have the where condition (Delete and Select), yank the substring containing the where conditions (everything after “WHERE”) and call the Relation object’s where() function with that string. This function goes through every row in the relation’s rows one by one applying every condition to see if the row matches. If the row matches, it is added to a temporary LinkedList&lt;LinkedList&lt;String&gt;&gt; variable to be returned so that select can make a temporary variable out of them and delete can remove them from the relation.</text:span></text:p>
        </text:list-item>
        <text:list-item>
          <text:p text:style-name="P7"><text:span text:style-name="T2"/><text:span text:style-name="T1">Project</text:span><text:span text:style-name="T4"><text:s/>– Once everything is checked for existence and correctness, project calls the relation’s getProjectAttrs() function which trims the attributes of the relation and returns them as an arraylist of attributes. Then, those are passed to the relation’s getRows() function to return a list of rows trimmed to what project requested. It then uses those attributes and rows to create a temporary relation.</text:span></text:p>
        </text:list-item>
        <text:list-item>
          <text:p text:style-name="P7"><text:span text:style-name="T2"/><text:span text:style-name="T1">Join</text:span><text:span text:style-name="T4"><text:s/>– Join starts by checking the syntax and existence of the two relations being joined on. Then it gets the attributes from each relation that we’re checking for the join. It passes that information to the join() function on the first relation to go through a double for loop to check the join condition on every combination of rows for the two provided relations and at the end concatenates the rows that match into a longer row (joins them) and then returns the list of rows that matched the join condition and have been joined. Finally, a temporary relation is assigned and printed.</text:span></text:p>
        </text:list-item>
        <text:list-item>
          <text:p text:style-name="P7"><text:span text:style-name="T2"/><text:span text:style-name="T1">Import/Export</text:span><text:span text:style-name="T4"><text:s/>– We designed our own simple XML format to represent the SURLY relations. For each Relation being imported or exported, the name of the relation is the root node of the document. The next element is a compound element called attributes which to no surprise contains another compound element called attribute. Attribute has an attribute with the Relation’s attribute’s name and contains two text nodes with the relation’s attribute’s type and size. After the attributes is the rows compound element which contains compound row elements which are simply a list of text nodes called &lt;el&gt; for “element”. Since order matters in XML, everything is stored in the order in which it should be and therefore it is read back correctly as well. The IMPORT command will give an error to the user if a file with the name &lt;relationname&gt;.xml does not exist or if the relation being imported already exists in the database. The EXPORT command will give an error if the relation being exported does not exist in the database and it saves to an all lowercase file &lt;relationname&gt;.xml always in the working directory.</text:span></text:p>
        </text:list-item>
      </text:list>
      <text:p text:style-name="P5"><text:span text:style-name="T3">Things you did differently (e.g., than the SURLY spec)</text:span></text:p>
      <text:p text:style-name="P11"><text:span text:style-name="T2">Limitations of the current release.</text:span></text:p>
      <text:p text:style-name="P6"><text:span text:style-name="T4">The SURLY spec says that JOIN conditions can include operations other than `=` but the assignment doesn’t specify anything other than equals unlike WHERE conditions.</text:span></text:p>
      <text:p text:style-name="P11"><text:span text:style-name="T2">Extra features you added - e.g., going beyond the SURLY I spec</text:span></text:p>
      <text:p text:style-name="P6"><text:span text:style-name="T4">Import and export of relations in the database. </text:span></text:p>
      <text:p text:style-name="P11"><text:span text:style-name="T2">Things you are especially proud of</text:span></text:p>
      <text:p text:style-name="P6"><text:span text:style-name="T4">The PRINT formatting is especially beautiful.</text:span></text:p>
      <text:p text:style-name="P6"><text:span text:style-name="T4">I think the XML layout and code is pretty simple and self-explanatory which is pretty nice.</text:span></text:p>
      <text:p text:style-name="P5"><text:span text:style-name="T3">Recommendations</text:span></text:p>
      <text:p text:style-name="P11"><text:span text:style-name="T2">Things you would do differently if starting over now.</text:span></text:p>
      <text:p text:style-name="P6"><text:span text:style-name="T4">Plan ahead with the design plan for the classes so we don’t have to redo a lot of the work every time we add a new class.</text:span></text:p>
      <text:p text:style-name="P11"><text:span text:style-name="T2">Did SURLY meet your objectives for this course?</text:span></text:p>
      <text:p text:style-name="P6"><text:span text:style-name="T4">Partially. There are still some DB operations that we could have implemented as advanced features that we weren’t required to, so aspects (like nested queries) are not executed in our example DB. We also didn’t really have to address query optimization in any way, which is an important feature of a very good DB structure.</text:span></text:p>
      <text:p text:style-name="P6"><text:span text:style-name="T4"/></text:p>
      <text:p text:style-name="P12"><text:span text:style-name="T2">Suggestions on how to improve SURLY II assignment</text:span></text:p>
      <text:p text:style-name="P6"><text:span text:style-name="T4">Since CSCI 345 is not a prerequisite for this course, it may be helpful to give a little helping hand or suggestions to students for how to layout the class structure.</text:span></text:p>
      <text:p text:style-name="P11">I think splitting this assignment up into multiple parts would really help. I know many people who didn’t start until maybe the weekend before it was due thinking it was the same length as the first SURLY assignment, but there’s so much more to add in this one than in SURLY I. I definitely think JOINs and the advanced feature would be a good division for SURLY III. It would be cool to do some kind of query optimization, but in application that might take up too much time given the time needed to implement the SURLY II.</text:p>
      <text:p text:style-name="P11"><text:span text:style-name="T2">Suggestions on how to improve the course?</text:span></text:p>
      <text:p text:style-name="P6"><text:span text:style-name="T4">We think it would be helpful if there were more SQL examples on your slides instead of just the theoretical meaning of things like the INNER JOIN and LEFT OUTER JOIN slides. Also I think it’s helpful when examples are given on the board and not just talked about while a slide is shown. It helps the pace of the speaking with the speed of notetaking because you’re also writing the information dow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4</meta:generator>
    <dc:title>SURLY Report</dc:title>
    <meta:initial-creator>Wesley Deneke</meta:initial-creator>
  </office:meta>
</office:document-meta>
</file>